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Unslanted 10" svg:font-family="'LM Roman Unslanted 10', 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in" fo:margin-bottom="0in" loext:contextual-spacing="false" fo:line-height="100%" fo:text-align="start" style:justify-single-word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LM Roman Unslanted 10" fo:font-size="24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cours1.html/" text:style-name="Internet_20_link" text:visited-style-name="Visited_20_Internet_20_Link"><text:span text:style-name="T1">Macroscopic Quantum Phenomena</text:span></text:a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Unslanted 10" svg:font-family="'LM Roman Unslanted 10', 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8T13:02:02.526950403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29" meta:non-whitespace-character-count="27"/>
    <meta:generator>LibreOffice/6.4.7.2$Linux_X86_64 LibreOffice_project/40$Build-2</meta:generator>
  </office:meta>
</office:document-meta>
</file>